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333b0" officeooo:paragraph-rsid="000333b0" style:font-weight-asian="bold" style:font-weight-complex="bold"/>
    </style:style>
    <style:style style:name="P3" style:family="paragraph" style:parent-style-name="Standard">
      <style:text-properties officeooo:paragraph-rsid="00055933"/>
    </style:style>
    <style:style style:name="P4" style:family="paragraph" style:parent-style-name="Standard">
      <style:text-properties fo:color="#00508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508f" fo:font-size="14pt" style:text-underline-style="solid" style:text-underline-width="auto" style:text-underline-color="font-color" fo:font-weight="bold" officeooo:rsid="0005dbfa" officeooo:paragraph-rsid="0005dbfa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508f" fo:font-size="14pt" style:text-underline-style="solid" style:text-underline-width="auto" style:text-underline-color="font-color" fo:font-weight="bold" officeooo:rsid="0006510f" officeooo:paragraph-rsid="0007ace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508f" fo:font-size="14pt" style:text-underline-style="solid" style:text-underline-width="auto" style:text-underline-color="font-color" fo:font-weight="bold" officeooo:rsid="0007aced" officeooo:paragraph-rsid="0007aced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508f" officeooo:paragraph-rsid="0005bd6f"/>
    </style:style>
    <style:style style:name="P9" style:family="paragraph" style:parent-style-name="Standard">
      <style:paragraph-properties fo:text-align="justify" style:justify-single-word="false"/>
      <style:text-properties fo:color="#00508f"/>
    </style:style>
    <style:style style:name="P10" style:family="paragraph" style:parent-style-name="Standard">
      <style:text-properties officeooo:rsid="0007aced" officeooo:paragraph-rsid="0007aced"/>
    </style:style>
    <style:style style:name="P11" style:family="paragraph" style:parent-style-name="Standard">
      <style:text-properties fo:font-weight="normal" officeooo:rsid="00038c0b" officeooo:paragraph-rsid="00038c0b" style:font-weight-asian="normal" style:font-weight-complex="normal"/>
    </style:style>
    <style:style style:name="P12" style:family="paragraph" style:parent-style-name="Standard">
      <style:text-properties fo:font-size="12pt" officeooo:rsid="000b3a47" officeooo:paragraph-rsid="000b3a47" style:font-size-asian="12pt" style:font-size-complex="12pt"/>
    </style:style>
    <style:style style:name="P13" style:family="paragraph" style:parent-style-name="Standard">
      <style:text-properties fo:font-size="14pt" officeooo:paragraph-rsid="000b05a7" style:font-size-asian="14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6510f" officeooo:paragraph-rsid="0006510f"/>
    </style:style>
    <style:style style:name="P15" style:family="paragraph" style:parent-style-name="Standard" style:list-style-name="L3">
      <style:text-properties officeooo:rsid="0006510f" officeooo:paragraph-rsid="0005dbfa"/>
    </style:style>
    <style:style style:name="P16" style:family="paragraph" style:parent-style-name="Standard" style:list-style-name="L2">
      <style:text-properties officeooo:rsid="0006510f" officeooo:paragraph-rsid="0006510f"/>
    </style:style>
    <style:style style:name="P17" style:family="paragraph" style:parent-style-name="Standard" style:list-style-name="L2">
      <style:text-properties officeooo:rsid="0006510f" officeooo:paragraph-rsid="000d6500"/>
    </style:style>
    <style:style style:name="P18" style:family="paragraph" style:parent-style-name="Standard" style:list-style-name="L4">
      <style:text-properties officeooo:rsid="0006510f" officeooo:paragraph-rsid="000d6500"/>
    </style:style>
    <style:style style:name="P19" style:family="paragraph" style:parent-style-name="Standard" style:list-style-name="L1">
      <style:text-properties officeooo:rsid="000768c4" officeooo:paragraph-rsid="000768c4"/>
    </style:style>
    <style:style style:name="P20" style:family="paragraph" style:parent-style-name="Standard" style:list-style-name="L2">
      <style:text-properties officeooo:paragraph-rsid="0005dbfa"/>
    </style:style>
    <style:style style:name="P21" style:family="paragraph" style:parent-style-name="Standard" style:list-style-name="L2">
      <style:text-properties officeooo:rsid="0005dbfa" officeooo:paragraph-rsid="0005dbfa"/>
    </style:style>
    <style:style style:name="P22" style:family="paragraph" style:parent-style-name="Standard" style:list-style-name="L4">
      <style:text-properties officeooo:paragraph-rsid="000d6500"/>
    </style:style>
    <style:style style:name="P23" style:family="paragraph" style:parent-style-name="Standard" style:list-style-name="L6">
      <style:text-properties officeooo:rsid="0007aced" officeooo:paragraph-rsid="0007aced"/>
    </style:style>
    <style:style style:name="P24" style:family="paragraph" style:parent-style-name="Standard" style:list-style-name="L1">
      <style:text-properties officeooo:rsid="0007aced" officeooo:paragraph-rsid="000768c4"/>
    </style:style>
    <style:style style:name="P25" style:family="paragraph" style:parent-style-name="Standard" style:list-style-name="L7">
      <style:text-properties fo:color="#000000" fo:font-size="14pt" fo:font-style="normal" style:text-underline-style="none" fo:font-weight="normal" officeooo:rsid="0007aced" officeooo:paragraph-rsid="0007ace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4">
      <style:text-properties officeooo:rsid="000c8d0f" officeooo:paragraph-rsid="000c8d0f"/>
    </style:style>
    <style:style style:name="P27" style:family="paragraph" style:parent-style-name="Standard" style:list-style-name="L4">
      <style:text-properties officeooo:rsid="000c8d0f" officeooo:paragraph-rsid="000d6500"/>
    </style:style>
    <style:style style:name="P28" style:family="paragraph" style:parent-style-name="Standard" style:list-style-name="L6">
      <style:text-properties officeooo:rsid="000c8d0f" officeooo:paragraph-rsid="000c8d0f"/>
    </style:style>
    <style:style style:name="P29" style:family="paragraph" style:parent-style-name="Standard">
      <style:paragraph-properties fo:text-align="justify" style:justify-single-word="false"/>
      <style:text-properties officeooo:rsid="000c8d0f" officeooo:paragraph-rsid="000c8d0f"/>
    </style:style>
    <style:style style:name="P30" style:family="paragraph" style:parent-style-name="Standard">
      <style:text-properties officeooo:paragraph-rsid="0005dbfa"/>
    </style:style>
    <style:style style:name="P31" style:family="paragraph" style:parent-style-name="Standard">
      <style:paragraph-properties fo:text-align="center" style:justify-single-word="false"/>
      <style:text-properties officeooo:rsid="000d6500" officeooo:paragraph-rsid="000d6500"/>
    </style:style>
    <style:style style:name="P32" style:family="paragraph" style:parent-style-name="Standard" style:list-style-name="L1">
      <style:text-properties officeooo:rsid="000d6500" officeooo:paragraph-rsid="000d6500"/>
    </style:style>
    <style:style style:name="P33" style:family="paragraph" style:parent-style-name="Standard">
      <style:text-properties officeooo:rsid="000d6500" officeooo:paragraph-rsid="000d6500"/>
    </style:style>
    <style:style style:name="P34" style:family="paragraph" style:parent-style-name="Standard" style:list-style-name="L8">
      <style:text-properties officeooo:rsid="000d6500" officeooo:paragraph-rsid="000d6500"/>
    </style:style>
    <style:style style:name="P35" style:family="paragraph" style:parent-style-name="Standard">
      <style:paragraph-properties fo:text-align="center" style:justify-single-word="false"/>
      <style:text-properties fo:color="#00508f" fo:font-size="14pt" style:text-underline-style="solid" style:text-underline-width="auto" style:text-underline-color="font-color" fo:font-weight="bold" officeooo:rsid="00055933" officeooo:paragraph-rsid="00055933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paragraph-rsid="000d6500"/>
    </style:style>
    <style:style style:name="T1" style:family="text">
      <style:text-properties fo:color="#1b75bc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b75bc" fo:font-size="36pt" fo:font-weight="bold" officeooo:rsid="000c8d0f" style:font-size-asian="36pt" style:font-weight-asian="bold" style:font-size-complex="36pt" style:font-weight-complex="bold"/>
    </style:style>
    <style:style style:name="T3" style:family="text">
      <style:text-properties fo:color="#1b75bc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6500" style:font-style-asian="italic" style:font-style-complex="italic"/>
    </style:style>
    <style:style style:name="T6" style:family="text">
      <style:text-properties fo:color="#00508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color="#00508f" fo:font-size="14pt" style:text-underline-style="solid" style:text-underline-width="auto" style:text-underline-color="font-color" fo:font-weight="bold" officeooo:rsid="0006510f" style:font-size-asian="14pt" style:font-weight-asian="bold" style:font-size-complex="14pt" style:font-weight-complex="bold"/>
    </style:style>
    <style:style style:name="T8" style:family="text">
      <style:text-properties fo:color="#00508f" fo:font-size="14pt" style:text-underline-style="solid" style:text-underline-width="auto" style:text-underline-color="font-color" fo:font-weight="bold" officeooo:rsid="00055933" style:font-size-asian="14pt" style:font-weight-asian="bold" style:font-size-complex="14pt" style:font-weight-complex="bold"/>
    </style:style>
    <style:style style:name="T9" style:family="text">
      <style:text-properties fo:color="#00508f" fo:font-size="14pt" style:text-underline-style="solid" style:text-underline-width="auto" style:text-underline-color="font-color" fo:font-weight="bold" officeooo:rsid="0005bd6f" style:font-size-asian="14pt" style:font-weight-asian="bold" style:font-size-complex="14pt" style:font-weight-complex="bold"/>
    </style:style>
    <style:style style:name="T10" style:family="text">
      <style:text-properties officeooo:rsid="0006510f"/>
    </style:style>
    <style:style style:name="T11" style:family="text">
      <style:text-properties officeooo:rsid="000768c4"/>
    </style:style>
    <style:style style:name="T12" style:family="text">
      <style:text-properties officeooo:rsid="000c8d0f"/>
    </style:style>
    <style:style style:name="T13" style:family="text">
      <style:text-properties officeooo:rsid="000d6500"/>
    </style:style>
    <style:style style:name="T14" style:family="text">
      <style:text-properties officeooo:rsid="000dff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2">T</text:span><text:span text:style-name="T3">OTAL</text:span><text:span text:style-name="T1"> R</text:span><text:span text:style-name="T3">ECALL (Tech Quiz)</text:span></text:p>
      <text:p text:style-name="P2"/>
      <text:p text:style-name="P35"/>
      <text:p text:style-name="P3"><text:span text:style-name="T8">A</text:span><text:span text:style-name="T9">bout</text:span></text:p>
      <text:p text:style-name="P11"/>
      <text:p text:style-name="P12">A Technology Quiz to test your Technology Quotient.</text:p>
      <text:p text:style-name="P13"/>
      <text:p text:style-name="P4">Problem Statement</text:p>
      <text:p text:style-name="P9"/>
      <text:p text:style-name="P29">The quiz will comprise of questions based on science, technology and engineering, <text:span text:style-name="T13">covering the developmental aspects, applications and futuristic possibilities. </text:span></text:p>
      <text:p text:style-name="P8"/>
      <text:p text:style-name="P4">Rounds and <text:span text:style-name="T10">D</text:span>etails</text:p>
      <text:p text:style-name="Standard"/>
      <text:list xml:id="list3212239874" text:style-name="L1">
        <text:list-item>
          <text:p text:style-name="P14">You can form <text:span text:style-name="T4">a team of </text:span><text:span text:style-name="T5">exactly</text:span><text:span text:style-name="T4"> two</text:span> candidates, <text:span text:style-name="T11">and any number of teams can participate</text:span>.</text:p>
        </text:list-item>
        <text:list-item>
          <text:p text:style-name="P32">Shortlist<text:span text:style-name="T14">i</text:span>ng round will be a pen-paper based quiz, and three subsequent rounds will follow.</text:p>
        </text:list-item>
        <text:list-item>
          <text:p text:style-name="P19">7 teams will be shortlisted for the final round<text:span text:style-name="T13">s</text:span> based on the scores of the shortlisting round.</text:p>
          <text:p text:style-name="P24"/>
        </text:list-item>
      </text:list>
      <text:p text:style-name="P1"/>
      <text:p text:style-name="P5">FAQs</text:p>
      <text:p text:style-name="Standard"/>
      <text:list xml:id="list1624980642" text:style-name="L2">
        <text:list-item>
          <text:p text:style-name="P21">Can I partic<text:span text:style-name="T14">i</text:span>pate as an individual candidate?</text:p>
        </text:list-item>
      </text:list>
      <text:list xml:id="list3951867628" text:style-name="L3">
        <text:list-item>
          <text:p text:style-name="P15"><text:span text:style-name="T12">No</text:span>, you can<text:span text:style-name="T12">not</text:span> participate as an individual candidate. </text:p>
        </text:list-item>
      </text:list>
      <text:p text:style-name="P30"/>
      <text:list xml:id="list195857219326961" text:continue-list="list1624980642" text:style-name="L2">
        <text:list-item>
          <text:p text:style-name="P16"><text:span text:style-name="T12">Will the quiz be online or offline</text:span>?</text:p>
        </text:list-item>
      </text:list>
      <text:list xml:id="list2325628188" text:style-name="L4">
        <text:list-item>
          <text:p text:style-name="P26">The quiz will be offline (audio-visual and pen-paper based)</text:p>
        </text:list-item>
      </text:list>
      <text:p text:style-name="P36"/>
      <text:list xml:id="list195855410699414" text:continue-list="list195857219326961" text:style-name="L2">
        <text:list-item>
          <text:p text:style-name="P17"><text:span text:style-name="T13">Do I need to bring pen / paper</text:span>?</text:p>
        </text:list-item>
      </text:list>
      <text:list xml:id="list3094511167" text:style-name="L8">
        <text:list-item>
          <text:p text:style-name="P34">Yes, you are required to bring your own pens. Paper will be provided.</text:p>
        </text:list-item>
      </text:list>
      <text:p text:style-name="P33"/>
      <text:list xml:id="list195855859820320" text:continue-list="list195855410699414" text:style-name="L2">
        <text:list-header>
          <text:p text:style-name="P20"/>
        </text:list-header>
      </text:list>
      <text:p text:style-name="P6">Contact</text:p>
      <text:p text:style-name="P6"/>
      <text:list xml:id="list2831636014" text:style-name="L6">
        <text:list-item>
          <text:p text:style-name="P23"><text:span text:style-name="T12">Aditya Vikram</text:span> <text:tab/><text:tab/>(9532788252)</text:p>
        </text:list-item>
        <text:list-item>
          <text:p text:style-name="P23"><text:span text:style-name="T12">Kumar Gaurav Singh</text:span> <text:tab/><text:tab/>(<text:span text:style-name="T12">9889782256</text:span>)</text:p>
        </text:list-item>
        <text:list-item>
          <text:p text:style-name="P28">Lakshya<text:tab/><text:tab/><text:tab/>(9453039032)</text:p>
        </text:list-item>
        <text:list-item>
          <text:p text:style-name="P28">Naman Agarwal <text:tab/><text:tab/>(9454067384)</text:p>
        </text:list-item>
      </text:list>
      <text:p text:style-name="Standard"/>
      <text:p text:style-name="P10"><text:span text:style-name="T7">P</text:span><text:span text:style-name="T6">rize</text:span></text:p>
      <text:p text:style-name="P7"/>
      <text:list xml:id="list2897143916" text:style-name="L7">
        <text:list-item>
          <text:p text:style-name="P25">Winners : <text:tab/>₹ 1000 /–</text:p>
        </text:list-item>
        <text:list-item>
          <text:p text:style-name="P25">Runner-up : ₹ 500 /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6:33:04.577536025</meta:creation-date>
    <dc:date>2018-02-10T19:58:55.039744856</dc:date>
    <meta:editing-duration>P1DT3H40M38S</meta:editing-duration>
    <meta:editing-cycles>6</meta:editing-cycles>
    <meta:generator>LibreOffice/5.4.2.2$Linux_X86_64 LibreOffice_project/40m0$Build-2</meta:generator>
    <meta:document-statistic meta:table-count="0" meta:image-count="0" meta:object-count="0" meta:page-count="1" meta:paragraph-count="25" meta:word-count="178" meta:character-count="1029" meta:non-whitespace-character-count="880"/>
  </office:meta>
</office:document-meta>
</file>